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Measurement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>
            <draw:frame table:end-cell-address="Sheet1.I20" table:end-x="47.23pt" table:end-y="0.74pt" draw:z-index="0" draw:name="Chart 1" draw:style-name="gr1" draw:text-style-name="P1" svg:width="459.72pt" svg:height="278.22pt" svg:x="37.5pt" svg:y="6.01pt">
              <loext:p draw:notify-on-update-of-ranges="Sheet1.A2:Sheet1.A22 Sheet1.B1:Sheet1.B1 Sheet1.B2:Sheet1.B2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59" calcext:value-type="float">
            <text:p>859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33" calcext:value-type="float">
            <text:p>633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>
      <style:graphic-properties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219cm" svg:height="9.816cm" xlink:href=".." xlink:type="simple" chart:class="chart:line" chart:style-name="ch1">
        <chart:plot-area chart:style-name="ch2" table:cell-range-address="Sheet1.A1:Sheet1.B22" chart:data-source-has-labels="both" svg:x="1.384cm" svg:y="0.196cm" svg:width="14.511cm" svg:height="8.394cm">
          <chartooo:coordinate-region svg:x="2.27cm" svg:y="0.396cm" svg:width="13.2cm" svg:height="7.547cm"/>
          <chart:axis chart:dimension="x" chart:name="primary-x" chart:style-name="ch3" chartooo:axis-type="text">
            <chart:title svg:x="7.424cm" svg:y="8.787cm" chart:style-name="ch4">
              <text:p>Distance (cm)</text:p>
            </chart:title>
            <chart:categories table:cell-range-address="Sheet1.A2:Sheet1.A22"/>
          </chart:axis>
          <chart:axis chart:dimension="y" chart:name="primary-y" chart:style-name="ch5">
            <chart:title svg:x="0.451cm" svg:y="5.569cm" chart:style-name="ch6">
              <text:p>Measurement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B2:Sheet1.B22" chart:label-cell-address="Sheet1.B1:Sheet1.B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72">
                <text:p>72</text:p>
                <draw:g>
                  <svg:desc>Sheet1.B2:Sheet1.B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